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9.518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3.9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style:font-weight-asian="bold" style:font-weight-complex="bold"/>
    </style:style>
    <style:style style:name="ce2" style:family="table-cell" style:parent-style-name="Heading">
      <style:table-cell-properties fo:wrap-option="wrap"/>
      <style:text-properties style:font-weight-asian="bold" style:font-weight-complex="bold" fo:hyphenate="true"/>
    </style:style>
    <style:style style:name="ce3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Footprint</text:p>
          </table:table-cell>
          <table:table-cell table:style-name="ce2" office:value-type="string">
            <text:p>Description</text:p>
          </table:table-cell>
          <table:table-cell table:style-name="ce1" office:value-type="string">
            <text:p>On-Hand</text:p>
          </table:table-cell>
          <table:table-cell table:style-name="ce1" office:value-type="string">
            <text:p>Link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Coutx</text:p>
          </table:table-cell>
          <table:table-cell office:value-type="string">
            <text:p>TDK</text:p>
          </table:table-cell>
          <table:table-cell office:value-type="string">
            <text:p>C1608X5R1A106K080AC</text:p>
          </table:table-cell>
          <table:table-cell office:value-type="float" office:value="1">
            <text:p>1</text:p>
          </table:table-cell>
          <table:table-cell office:value-type="string">
            <text:p>0603</text:p>
          </table:table-cell>
          <table:table-cell office:value-type="string">
            <text:p>Cap: 10 µF <text:s/>Total Derated Cap: 2.4 µF <text:s/>VDC: 10 V <text:s/>ESR: 4.64 mΩ <text:s/>Package: 0603 <text:s/></text:p>
          </table:table-cell>
          <table:table-cell table:number-columns-repeated="1018"/>
        </table:table-row>
        <table:table-row table:style-name="ro3">
          <table:table-cell office:value-type="string">
            <text:p>Rfbt</text:p>
          </table:table-cell>
          <table:table-cell office:value-type="string">
            <text:p>Yageo</text:p>
          </table:table-cell>
          <table:table-cell office:value-type="string">
            <text:p>RC0603FR-07523KL</text:p>
          </table:table-cell>
          <table:table-cell office:value-type="float" office:value="1">
            <text:p>1</text:p>
          </table:table-cell>
          <table:table-cell office:value-type="string">
            <text:p>0603</text:p>
          </table:table-cell>
          <table:table-cell office:value-type="string">
            <text:p>Resistance: 523 kΩ <text:s/>Tolerance: 1.0% <text:s/>Power: 100 mW <text:s/></text:p>
          </table:table-cell>
          <table:table-cell table:number-columns-repeated="1018"/>
        </table:table-row>
        <table:table-row table:style-name="ro2">
          <table:table-cell office:value-type="string">
            <text:p>Cout</text:p>
          </table:table-cell>
          <table:table-cell office:value-type="string">
            <text:p>MuRata</text:p>
          </table:table-cell>
          <table:table-cell office:value-type="string">
            <text:p>GRM31CR61A476KE15L</text:p>
          </table:table-cell>
          <table:table-cell office:value-type="float" office:value="1">
            <text:p>1</text:p>
          </table:table-cell>
          <table:table-cell office:value-type="string">
            <text:p>1206</text:p>
          </table:table-cell>
          <table:table-cell office:value-type="string">
            <text:p>Cap: 47 µF <text:s/>Total Derated Cap: 21 µF <text:s/>VDC: 10 V <text:s/>ESR: 3.71 mΩ <text:s/>Package: 1206 <text:s/>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>
            <text:p>L1</text:p>
          </table:table-cell>
          <table:table-cell office:value-type="string">
            <text:p>Bourns</text:p>
          </table:table-cell>
          <table:table-cell office:value-type="string">
            <text:p>SDR0805-1R5ML</text:p>
          </table:table-cell>
          <table:table-cell office:value-type="float" office:value="1">
            <text:p>1</text:p>
          </table:table-cell>
          <table:table-cell office:value-type="string">
            <text:p>SMD</text:p>
          </table:table-cell>
          <table:table-cell office:value-type="string">
            <text:p>L: 1.5 µH <text:s/>DCR: 20 mΩ <text:s/>IDC: 6 A <text:s/>L x B: 0,307" x 0,307" (7,80mm x 7,80mm)</text:p>
          </table:table-cell>
          <table:table-cell/>
          <table:table-cell office:value-type="string">
            <text:p><text:a xlink:href="https://www.bourns.com/docs/Product-Datasheets/SDR0805.pdf">SDR0805 Series</text:a></text:p>
          </table:table-cell>
          <table:table-cell table:number-columns-repeated="1016"/>
        </table:table-row>
        <table:table-row table:style-name="ro2">
          <table:table-cell office:value-type="string">
            <text:p>Cin</text:p>
          </table:table-cell>
          <table:table-cell office:value-type="string">
            <text:p>MuRata</text:p>
          </table:table-cell>
          <table:table-cell office:value-type="string">
            <text:p>GRM31CR71C106KAC7L</text:p>
          </table:table-cell>
          <table:table-cell office:value-type="float" office:value="3">
            <text:p>3</text:p>
          </table:table-cell>
          <table:table-cell office:value-type="string">
            <text:p>1206</text:p>
          </table:table-cell>
          <table:table-cell office:value-type="string">
            <text:p>Cap: 10 µF <text:s/>Total Derated Cap: 22 µF <text:s/>VDC: 16 V <text:s/>ESR: 4.16 mΩ <text:s/>Package: 1206 <text:s/>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>
            <text:p>U1</text:p>
          </table:table-cell>
          <table:table-cell office:value-type="string">
            <text:p>Texas Instruments</text:p>
          </table:table-cell>
          <table:table-cell office:value-type="string">
            <text:p>TPS63070RNMR</text:p>
          </table:table-cell>
          <table:table-cell office:value-type="float" office:value="1">
            <text:p>1</text:p>
          </table:table-cell>
          <table:table-cell office:value-type="string">
            <text:p>15VQFN</text:p>
          </table:table-cell>
          <table:table-cell table:number-columns-repeated="2"/>
          <table:table-cell office:value-type="string">
            <text:p><text:a xlink:href="http://www.ti.com/general/docs/suppproductinfo.tsp?distId=10&amp;gotoUrl=http://www.ti.com/lit/gpn/tps63070">TPS63070 Datasheet</text:a></text:p>
          </table:table-cell>
          <table:table-cell table:number-columns-repeated="1016"/>
        </table:table-row>
        <table:table-row table:style-name="ro2">
          <table:table-cell office:value-type="string">
            <text:p>Caux</text:p>
          </table:table-cell>
          <table:table-cell office:value-type="string">
            <text:p>MuRata</text:p>
          </table:table-cell>
          <table:table-cell office:value-type="string">
            <text:p>GRM155R71C104KA88D</text:p>
          </table:table-cell>
          <table:table-cell office:value-type="float" office:value="1">
            <text:p>1</text:p>
          </table:table-cell>
          <table:table-cell office:value-type="string">
            <text:p>0402</text:p>
          </table:table-cell>
          <table:table-cell office:value-type="string">
            <text:p>Cap: 100 nF <text:s/>Total Derated Cap: 100 nF <text:s/>VDC: 16 V <text:s/>ESR: 1 mΩ <text:s/>Package: 0402 <text:s/></text:p>
          </table:table-cell>
          <table:table-cell table:number-columns-repeated="1018"/>
        </table:table-row>
        <table:table-row table:style-name="ro3">
          <table:table-cell office:value-type="string">
            <text:p>Rfbb</text:p>
          </table:table-cell>
          <table:table-cell office:value-type="string">
            <text:p>Vishay-Dale</text:p>
          </table:table-cell>
          <table:table-cell office:value-type="string">
            <text:p>CRCW0603100KFKEA</text:p>
          </table:table-cell>
          <table:table-cell office:value-type="float" office:value="1">
            <text:p>1</text:p>
          </table:table-cell>
          <table:table-cell office:value-type="string">
            <text:p>0603</text:p>
          </table:table-cell>
          <table:table-cell office:value-type="string">
            <text:p>Resistance: 100 kΩ <text:s/>Tolerance: 1.0% <text:s/>Power: 100 mW <text:s/></text:p>
          </table:table-cell>
          <table:table-cell table:number-columns-repeated="1018"/>
        </table:table-row>
        <table:table-row table:style-name="ro3">
          <table:table-cell office:value-type="string">
            <text:p>Renable</text:p>
          </table:table-cell>
          <table:table-cell office:value-type="string">
            <text:p>Yageo</text:p>
          </table:table-cell>
          <table:table-cell office:value-type="string">
            <text:p>RC0201FR-0710KL</text:p>
          </table:table-cell>
          <table:table-cell office:value-type="float" office:value="1">
            <text:p>1</text:p>
          </table:table-cell>
          <table:table-cell office:value-type="string">
            <text:p>0201</text:p>
          </table:table-cell>
          <table:table-cell office:value-type="string">
            <text:p>Resistance: 10 kΩ <text:s/>Tolerance: 1.0% <text:s/>Power: 50 mW <text:s/></text:p>
          </table:table-cell>
          <table:table-cell table:number-columns-repeated="1018"/>
        </table:table-row>
        <table:table-row table:style-name="ro3">
          <table:table-cell office:value-type="string">
            <text:p>Rpgood</text:p>
          </table:table-cell>
          <table:table-cell office:value-type="string">
            <text:p>Vishay-Dale</text:p>
          </table:table-cell>
          <table:table-cell office:value-type="string">
            <text:p>CRCW0603100KFKEA</text:p>
          </table:table-cell>
          <table:table-cell office:value-type="float" office:value="1">
            <text:p>1</text:p>
          </table:table-cell>
          <table:table-cell office:value-type="string">
            <text:p>0603</text:p>
          </table:table-cell>
          <table:table-cell office:value-type="string">
            <text:p>Resistance: 100 kΩ <text:s/>Tolerance: 1.0% <text:s/>Power: 100 mW <text:s/>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Additional to the BOM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PP3 (9V clip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CR2477 clip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GB Addressable LEDs</text:p>
          </table:table-cell>
          <table:table-cell table:number-columns-repeated="102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10/11/2019</text:date>, <text:time>18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0T18:19:01.27</dc:date>
    <dc:creator>Steve Mayze</dc:creator>
    <meta:generator>OpenOffice/4.1.6$Win32 OpenOffice.org_project/416m1$Build-9790</meta:generator>
    <meta:editing-duration>PT30M32S</meta:editing-duration>
    <meta:editing-cycles>2</meta:editing-cycles>
    <meta:document-statistic meta:table-count="1" meta:cell-count="75" meta:object-count="0"/>
  </office:meta>
</office:document-meta>
</file>